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E0000012DF5EF7886DF44CA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157cm, 0cm, 0.706cm, 0cm)" draw:image-opacity="100%" style:mirror="none"/>
    </style:style>
    <style:style style:name="gr2" style:family="graphic" style:parent-style-name="standard">
      <style:graphic-properties svg:stroke-width="0.1cm" svg:stroke-color="#ff3333" draw:marker-start-width="0.5cm" draw:marker-end-width="0.5cm" draw:fill-color="#ffffff" draw:opacity="30%" draw:textarea-horizontal-align="justify" draw:textarea-vertical-align="middle" draw:auto-grow-height="false" fo:min-height="1.56cm" fo:min-width="1.522cm" fo:padding-top="0.175cm" fo:padding-bottom="0.175cm" fo:padding-left="0.3cm" fo:padding-right="0.3cm" draw:shadow-opacity="30%"/>
    </style:style>
    <style:style style:name="gr3" style:family="graphic" style:parent-style-name="objectwithoutfill">
      <style:graphic-properties svg:stroke-width="0.2cm" svg:stroke-color="#ff3333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788cm" fo:min-width="4.3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30%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953cm" svg:height="7.099cm" svg:x="5.189cm" svg:y="11.1cm">
          <draw:image xlink:href="Pictures/100002010000019E0000012DF5EF7886DF44CA03.png" xlink:type="simple" xlink:show="embed" xlink:actuate="onLoad">
            <text:p/>
          </draw:image>
        </draw:frame>
        <draw:custom-shape draw:style-name="gr2" draw:text-style-name="P2" draw:layer="layout" svg:width="3cm" svg:height="2.7cm" svg:x="7.9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6cm" svg:y1="14.9cm" svg:x2="8.8cm" svg:y2="16.5cm">
          <text:p/>
        </draw:line>
        <draw:frame draw:style-name="gr4" draw:text-style-name="P3" draw:layer="layout" svg:width="4.862cm" svg:height="1.038cm" svg:x="-1.4cm" svg:y="14.262cm">
          <draw:text-box>
            <text:p><text:span text:style-name="T1">QueuePou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gix </meta:initial-creator>
    <meta:creation-date>2018-06-14T12:22:01.817649124</meta:creation-date>
    <dc:date>2018-06-14T12:30:46.700694859</dc:date>
    <dc:creator>cagix </dc:creator>
    <meta:editing-duration>PT4M54S</meta:editing-duration>
    <meta:editing-cycles>4</meta:editing-cycles>
    <meta:generator>LibreOffice/5.1.6.2$Linux_X86_64 LibreOffice_project/10m0$Build-2</meta:generator>
    <meta:document-statistic meta:object-count="4"/>
  </office:meta>
</office:document-meta>
</file>